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0.2pt"/>
    </style:style>
    <style:style style:name="co3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hapter 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pendencies</text:p>
          </table:table-cell>
        </table:table-row>
        <table:table-row table:style-name="ro1">
          <table:table-cell/>
          <table:table-cell office:value-type="string" calcext:value-type="string">
            <text:p>2.1.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uclid Algorithm for greatest common divisor</text:p>
          </table:table-cell>
          <table:table-cell office:value-type="string" calcext:value-type="string">
            <text:p>euclid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uclid's Algorithm extended, for gcd and inverse</text:p>
          </table:table-cell>
          <table:table-cell office:value-type="string" calcext:value-type="string">
            <text:p>euclid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1.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cursive Powering Algorith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1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hinese Remainder Theorem (CRT)</text:p>
          </table:table-cell>
          <table:table-cell office:value-type="string" calcext:value-type="string">
            <text:p>crt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2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cd for polynomials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2.2.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xtended gcd for polynomi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.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rreducibility test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2.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rreducibility tes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lculation of Legendre / Jacobi symbol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quare roots (mod p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quare roots (mod p) via F_{p^2} arithmet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ots of a polynomial over F_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ensel Lifting</text:p>
          </table:table-cell>
          <table:table-cell office:value-type="string" calcext:value-type="string">
            <text:p>hensel.py sample_output_hensel.py nivenExample_02.06.12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3.1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present p as x^2 + dy^2: Cornaccia-Smith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3.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present 4p as x^2 + |D|y^2 (modified Cornaccia-Smith)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3.1.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ial divis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2.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ractical Eratosthenes pseudocode</text:p>
          </table:table-cell>
          <table:table-cell office:value-type="string" calcext:value-type="string">
            <text:p>practical_sieve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2.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y Eratosthenes s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3.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tch smoothness test (Bernstein)</text:p>
          </table:table-cell>
          <table:table-cell office:value-type="string" calcext:value-type="string">
            <text:p>batch_smoothness.p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4.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robable prime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5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trong probable prime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5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andom compositeness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5.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“Industrial-grade prime” generation</text:p>
          </table:table-cell>
          <table:table-cell/>
          <table:table-cell office:value-type="string" calcext:value-type="string">
            <text:p>3.5.6</text:p>
          </table:table-cell>
        </table:table-row>
        <table:table-row table:style-name="ro1">
          <table:table-cell/>
          <table:table-cell office:value-type="string" calcext:value-type="string">
            <text:p>3.5.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ller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.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ucas ch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.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ucas probable prime test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hapter 5</text:p>
          </table:table-cell>
          <table:table-cell office:value-type="string" calcext:value-type="string">
            <text:p>Exponential Factoring Algorith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1.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he n-1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2.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ucas-Lehmer test for Mersenne pri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2.1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ivisors in residue cla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3.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inding a principal gener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3.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inite field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4.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auss sums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5.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grawal-Kayal-Saxena (AKS) primality t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5.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Quartic-time variant of AKS test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5.1.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ermat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1.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ehman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2.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ollard rho factorization meth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3.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aby-steps, giant-steps for discrete logarithms</text:p>
          </table:table-cell>
          <table:table-cell office:value-type="string" calcext:value-type="string">
            <text:p>2.1.5; 7.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4.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asic Pollard p-1 method</text:p>
          </table:table-cell>
          <table:table-cell office:value-type="string" calcext:value-type="string">
            <text:p>3.2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6.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eduction for negative discrimi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6.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cKee test</text:p>
          </table:table-cell>
          <table:table-cell office:value-type="string" calcext:value-type="string">
            <text:p>9.2.11;2.3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6.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omposition of for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1.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asic Quadratic S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2.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umber field s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4.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Index Calculus method for F_p*</text:p>
          </table:table-cell>
          <table:table-cell office:value-type="string" calcext:value-type="string">
            <text:p>5.2.1; 7.4.2; 2.3.11; 2.1.7; <text:s/>3.3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26:39.393619959</meta:creation-date>
    <dc:date>2016-04-19T13:21:09.956016093</dc:date>
    <meta:editing-duration>PT1H37M16S</meta:editing-duration>
    <meta:editing-cycles>1</meta:editing-cycles>
    <meta:document-statistic meta:table-count="1" meta:cell-count="154" meta:object-count="0"/>
    <meta:generator>LibreOffice/4.4.6.3$Linux_X86_64 LibreOffice_project/40m0$Build-3</meta:generator>
  </office:meta>
</office:document-meta>
</file>